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/>
  <office:automatic-styles>
    <style:style style:family="table" style:master-page-name="Standard" style:name="Table1">
      <co:linked-style style-name="Cell1"/>
      <style:table-properties style:width="206.1211pt" table:display="true"/>
    </style:style>
    <style:style style:family="table-cell" style:master-page-name="Standard" style:name="Cell1">
      <co:linked-style style-name="Table1"/>
    </style:style>
    <style:style style:family="table-column" style:name="Col1">
      <style:table-column-properties style:column-width="51.5303pt" style:use-optimal-column-width="true"/>
    </style:style>
    <style:style style:family="table-row" style:name="Row1">
      <style:table-row-properties style:min-row-height="15pt" style:row-height="15pt" style:use-optimal-row-height="true"/>
    </style:style>
    <style:style style:family="table-cell" style:name="Cell2" style:parent-style-name="Default_cell_cl"/>
  </office:automatic-styles>
  <office:body>
    <office:spreadsheet>
      <table:table co:columns-count="4" co:grouping-summary-below="true" co:grouping-summary-right="true" co:rows-count="13" co:show-zero-value="true" table:name="Сделки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number-columns-repeated="16384" table:style-name="Col1"/>
        <table:table-row table:style-name="Row1">
          <table:table-cell office:value-type="string">
            <text:p>Строка</text:p>
          </table:table-cell>
          <table:table-cell office:value-type="string">
            <text:p>Номер клиента</text:p>
          </table:table-cell>
          <table:table-cell office:value-type="string">
            <text:p>Номер сделки</text:p>
          </table:table-cell>
          <table:table-cell office:value-type="string">
            <text:p>Сумма</text:p>
          </table:table-cell>
          <table:table-cell table:number-columns-repeated="16380"/>
        </table:table-row>
        <table:table-row table:style-name="Row1">
          <table:table-cell office:value="1" office:value-type="float"/>
          <table:table-cell office:value="654899" office:value-type="float"/>
          <table:table-cell office:value="11256" office:value-type="float"/>
          <table:table-cell office:value="30000" office:value-type="float"/>
          <table:table-cell table:number-columns-repeated="16380"/>
        </table:table-row>
        <table:table-row table:style-name="Row1">
          <table:table-cell office:value="2" office:value-type="float"/>
          <table:table-cell office:value="265481" office:value-type="float"/>
          <table:table-cell office:value="21155" office:value-type="float"/>
          <table:table-cell office:value="1000000" office:value-type="float"/>
          <table:table-cell table:number-columns-repeated="16380"/>
        </table:table-row>
        <table:table-row table:style-name="Row1">
          <table:table-cell office:value="3" office:value-type="float"/>
          <table:table-cell office:value="334576" office:value-type="float"/>
          <table:table-cell office:value="37699" office:value-type="float"/>
          <table:table-cell office:value="800090" office:value-type="float"/>
          <table:table-cell table:number-columns-repeated="16380"/>
        </table:table-row>
        <table:table-row table:style-name="Row1">
          <table:table-cell office:value="4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5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6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7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8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9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10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11" office:value-type="float"/>
          <table:table-cell table:number-columns-repeated="3"/>
          <table:table-cell table:number-columns-repeated="16380"/>
        </table:table-row>
        <table:table-row table:style-name="Row1">
          <table:table-cell office:value="12" office:value-type="float"/>
          <table:table-cell table:number-columns-repeated="3"/>
          <table:table-cell table:number-columns-repeated="16380"/>
        </table:table-row>
        <table:table-row table:number-rows-repeated="1048563" table:style-name="Row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style co:named-style-uuid="51731288-52a3-410f-9039-99cccc7797e6" style:display-name="Default cell" style:family="table" style:name="Default_cell">
      <co:linked-style style-name="Default_cell_cl"/>
      <style:table-properties table:display="true"/>
    </style:style>
    <style:style co:is-default-style="true" co:named-style-uuid="51731288-52a3-410f-9039-99cccc7797e6" style:data-style-name="N1" style:display-name="Default cell" style:family="table-cell" style:name="Default_cell_cl">
      <co:linked-style style-name="Default_cell"/>
      <style:table-cell-properties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text:notes-configuration co:endnotes-position="document-end" style:num-format="i" text:note-class="endnote" text:start-numbering-at="document"/>
    <number:number-style co:extendedFormatCode="General" style:name="N1">
      <number:number number:min-integer-digits="1"/>
    </number:number-style>
  </office:styles>
  <office:automatic-styles>
    <style:page-layout style:name="PM1">
      <style:page-layout-properties fo:margin-bottom="54pt" fo:margin-left="50.4pt" fo:margin-right="50.4pt" fo:margin-top="54pt"/>
      <style:header-style>
        <style:header-footer-properties fo:margin-bottom="0pt" fo:min-height="21.6pt"/>
      </style:header-style>
      <style:footer-style>
        <style:header-footer-properties fo:margin-top="0pt" fo:min-height="21.6pt"/>
      </style:footer-style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2-1208.815.9190.836.1@8382d6152588db0ab792fa9c088da24490f5d0fd</meta:generator>
    <dc:date>2024-07-10T09:09:16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Тема Office" styleName="Theme1">
    <a:themeElements>
      <a:clrScheme name="Стандартная">
        <a:dk1>
          <a:srgbClr val="000000"/>
        </a:dk1>
        <a:lt1>
          <a:srgbClr val="FFFFFF"/>
        </a:lt1>
        <a:dk2>
          <a:srgbClr val="44546A"/>
        </a:dk2>
        <a:lt2>
          <a:srgbClr val="E7E6E6"/>
        </a:lt2>
        <a:accent1>
          <a:srgbClr val="5B9BD5"/>
        </a:accent1>
        <a:accent2>
          <a:srgbClr val="ED7D31"/>
        </a:accent2>
        <a:accent3>
          <a:srgbClr val="A5A5A5"/>
        </a:accent3>
        <a:accent4>
          <a:srgbClr val="FFC000"/>
        </a:accent4>
        <a:accent5>
          <a:srgbClr val="4472C4"/>
        </a:accent5>
        <a:accent6>
          <a:srgbClr val="70AD47"/>
        </a:accent6>
        <a:hlink>
          <a:srgbClr val="0563C1"/>
        </a:hlink>
        <a:folHlink>
          <a:srgbClr val="954F72"/>
        </a:folHlink>
      </a:clrScheme>
      <a:fontScheme name="Стандартная">
        <a:majorFont>
          <a:latin typeface="Calibri Light"/>
          <a:ea typeface=""/>
          <a:cs typeface=""/>
        </a:majorFont>
        <a:minorFont>
          <a:latin typeface="Calibri"/>
          <a:ea typeface=""/>
          <a:cs typeface=""/>
        </a:minorFont>
      </a:fontScheme>
      <a:fmtScheme name="Стандартная">
        <a:fillStyleLst>
          <a:solidFill>
            <a:schemeClr val="phClr"/>
          </a:solidFill>
          <a:gradFill>
            <a:gsLst>
              <a:gs pos="0">
                <a:schemeClr val="phClr">
                  <a:lumMod val="110000"/>
                  <a:satMod val="105000"/>
                  <a:tint val="67000"/>
                </a:schemeClr>
              </a:gs>
              <a:gs pos="50000">
                <a:schemeClr val="phClr">
                  <a:lumMod val="105000"/>
                  <a:satMod val="103000"/>
                  <a:tint val="73000"/>
                </a:schemeClr>
              </a:gs>
              <a:gs pos="100000">
                <a:schemeClr val="phClr">
                  <a:lumMod val="105000"/>
                  <a:satMod val="109000"/>
                  <a:tint val="81000"/>
                </a:schemeClr>
              </a:gs>
            </a:gsLst>
          </a:gradFill>
          <a:gradFill>
            <a:gsLst>
              <a:gs pos="0">
                <a:schemeClr val="phClr">
                  <a:satMod val="103000"/>
                  <a:lumMod val="102000"/>
                  <a:tint val="94000"/>
                </a:schemeClr>
              </a:gs>
              <a:gs pos="50000">
                <a:schemeClr val="phClr">
                  <a:satMod val="110000"/>
                  <a:lumMod val="100000"/>
                  <a:shade val="100000"/>
                </a:schemeClr>
              </a:gs>
              <a:gs pos="100000">
                <a:schemeClr val="phClr">
                  <a:lumMod val="99000"/>
                  <a:satMod val="120000"/>
                  <a:shade val="78000"/>
                </a:schemeClr>
              </a:gs>
            </a:gsLst>
          </a:gradFill>
        </a:fillStyleLst>
        <a:lnStyleLst>
          <a:ln w="6350">
            <a:solidFill>
              <a:schemeClr val="phClr"/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solidFill>
            <a:schemeClr val="phClr">
              <a:tint val="95000"/>
              <a:satMod val="170000"/>
            </a:schemeClr>
          </a:solidFill>
          <a:gradFill>
            <a:gsLst>
              <a:gs pos="0">
                <a:schemeClr val="phClr">
                  <a:tint val="93000"/>
                  <a:satMod val="150000"/>
                  <a:shade val="98000"/>
                  <a:lumMod val="102000"/>
                </a:schemeClr>
              </a:gs>
              <a:gs pos="50000">
                <a:schemeClr val="phClr">
                  <a:tint val="98000"/>
                  <a:satMod val="130000"/>
                  <a:shade val="90000"/>
                  <a:lumMod val="103000"/>
                </a:schemeClr>
              </a:gs>
              <a:gs pos="100000">
                <a:schemeClr val="phClr">
                  <a:shade val="63000"/>
                  <a:satMod val="12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